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17cm"/>
    </style:style>
    <style:style style:name="co3" style:family="table-column">
      <style:table-column-properties fo:break-before="auto" style:column-width="0.489cm"/>
    </style:style>
    <style:style style:name="co4" style:family="table-column">
      <style:table-column-properties fo:break-before="auto" style:column-width="0.5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66cc00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3399ff"/>
      <style:text-properties fo:font-style="italic" style:font-style-asian="italic" style:font-style-complex="italic"/>
    </style:style>
    <style:style style:name="ce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" style:family="table-cell" style:parent-style-name="Default" style:data-style-name="N99"/>
    <style:style style:name="ce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1" style:family="table-cell" style:parent-style-name="Default">
      <style:text-properties style:text-underline-style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ext-properties fo:font-style="italic" style:text-underline-style="none" style:font-style-asian="italic" style:font-style-complex="italic"/>
    </style:style>
    <style:style style:name="ce1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3399ff"/>
      <style:text-properties style:use-window-font-color="true"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5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5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5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5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5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5"/>
        <table:table-row table:style-name="ro1">
          <table:table-cell table:style-name="ce1" office:value-type="string" calcext:value-type="string">
            <text:p>Time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Squad Mode Ability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Restriction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1" office:value-type="string" calcext:value-type="string">
            <text:p>Talent Prerequisite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1" office:value-type="string" calcext:value-type="string">
            <text:p>Past Event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Weapon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Chapterbound Armour</text:p>
          </table:table-cell>
          <table:table-cell table:style-name="ce3"/>
          <table:table-cell table:style-name="ce6" office:value-type="string" calcext:value-type="string">
            <text:p>con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0" office:value-type="string" calcext:value-type="string">
            <text:p>Chapter FID</text:p>
          </table:table-cell>
          <table:table-cell table:style-name="ce13" office:value-type="string" calcext:value-type="string">
            <text:p>FID</text:p>
          </table:table-cell>
          <table:table-cell table:style-name="ce9"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Armou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10" office:value-type="string" calcext:value-type="string">
            <text:p>Speciality FID</text:p>
          </table:table-cell>
          <table:table-cell table:style-name="ce13" office:value-type="string" calcext:value-type="string">
            <text:p>FID</text:p>
          </table:table-cell>
          <table:table-cell table:style-name="ce9" office:value-type="string" calcext:value-type="string">
            <text:p>NOT NULL</text:p>
          </table:table-cell>
          <table:table-cell/>
          <table:table-cell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dex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table:number-columns-repeated="9"/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Weapon Clas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aracteristic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table:style-name="ce9"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ity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Skill Prerequisite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 table:number-columns-repeated="5"/>
          <table:table-cell office:value-type="string" calcext:value-type="string">
            <text:p>Weapon Categor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Wargear</text:p>
          </table:table-cell>
          <table:table-cell table:style-name="ce3"/>
          <table:table-cell table:style-name="ce4" office:value-type="string" calcext:value-type="string">
            <text:p>res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ustain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Deathwatch Character Past Event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Deathwatch Charac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ing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dvanc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kill Maste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Past Ev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alv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" office:value-type="string" calcext:value-type="string">
            <text:p>Descriptor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Solo Mode Ability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13"/>
          <table:table-cell office:value-type="string" calcext:value-type="string">
            <text:p>F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Requisi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ity Skill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15" office:value-type="string" calcext:value-type="string">
            <text:p>Skill Group Prerequisite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1" office:value-type="string" calcext:value-type="string">
            <text:p>Demeanour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Damage Di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Reknown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Prerequisit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amage Bonu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odex</text:p>
          </table:table-cell>
          <table:table-cell table:style-name="ce8"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Group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amage Type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kill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9"/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Penetr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ity Restriction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1" office:value-type="string" calcext:value-type="string">
            <text:p>Characteristic Prerequisite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 table:number-columns-repeated="5"/>
          <table:table-cell office:value-type="string" calcext:value-type="string">
            <text:p>Clipsiz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Speciality FID (advanced)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Deathwatch Character Demeanour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Range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2"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haracteristic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Deathwatch Charac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equisi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istic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val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emeanour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eknown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 Ability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9"/>
          <table:table-cell office:value-type="string" calcext:value-type="string">
            <text:p>Relic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adiu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Talent Adv. Talent Prerequisites</text:p>
          </table:table-cell>
          <table:table-cell table:style-name="ce3"/>
          <table:table-cell table:style-name="ce16" office:value-type="string" calcext:value-type="string">
            <text:p>con</text:p>
          </table:table-cell>
          <table:table-cell/>
          <table:table-cell table:style-name="ce1" office:value-type="string" calcext:value-type="string">
            <text:p>Deathwatch Character Skill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Skill Descriptor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Deathwatch Charac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 Quality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cal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Prerequisit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ripto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13"/>
          <table:table-cell table:style-name="ce7" office:value-type="string" calcext:value-type="string">
            <text:p>Group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Psychic Power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Special Ability Talent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1" office:value-type="string" calcext:value-type="string">
            <text:p>Talent Adv. Skill Prerequisite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office:value-type="string" calcext:value-type="string">
            <text:p>Skill Maste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alent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pecial Abi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1" office:value-type="string" calcext:value-type="string">
            <text:p>Weapon Special Quality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Prerequisit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Deathwatch Character Implants 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2" office:value-type="string" calcext:value-type="string">
            <text:p>Weapon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9"/>
          <table:table-cell table:style-name="ce2" office:value-type="string" calcext:value-type="string">
            <text:p>Deathwatch Charac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pecial Qu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ime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 Ability Trait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1" office:value-type="string" calcext:value-type="string">
            <text:p>Talent Adv. Characteristic Prerequisite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2" office:value-type="string" calcext:value-type="string">
            <text:p>Impla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t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oppos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pecial Abi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rai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Characteristic Prerequisit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Deathwatch Character Talent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1" office:value-type="string" calcext:value-type="string">
            <text:p>Weapon Reload Time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PR Multiplie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table:number-columns-repeated="9"/>
          <table:table-cell table:style-name="ce2" office:value-type="string" calcext:value-type="string">
            <text:p>Deathwatch Charac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Weapon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ustain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kill Advances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Skill Adv. Talent Prerequisites</text:p>
          </table:table-cell>
          <table:table-cell table:style-name="ce3"/>
          <table:table-cell table:style-name="ce16" office:value-type="string" calcext:value-type="string">
            <text:p>con</text:p>
          </table:table-cell>
          <table:table-cell/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ime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alent Trait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 table:number-columns-repeated="5"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Chapter Power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11" office:value-type="string" calcext:value-type="string">
            <text:p>Skill FID</text:p>
          </table:table-cell>
          <table:table-cell table:style-name="ce11"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Prerequisit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Deathwatch Character Trait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1" office:value-type="string" calcext:value-type="string">
            <text:p>usable Upgrade</text:p>
          </table:table-cell>
          <table:table-cell table:style-name="ce1"/>
          <table:table-cell table:style-name="ce6"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rai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Psychic Pow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1" office:value-type="string" calcext:value-type="string">
            <text:p>Skill Maste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Deathwatch Charac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Weapon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1"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kill Adv. Skill Prerequisite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2" office:value-type="string" calcext:value-type="string">
            <text:p>Trai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Weapon Upgrade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5"/>
          <table:table-cell table:style-name="ce11" office:value-type="string" calcext:value-type="string">
            <text:p>Ran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Primarch's Curse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5"/>
          <table:table-cell table:style-name="ce2" office:value-type="string" calcext:value-type="string">
            <text:p>Skill Prerequisit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Deathwatch Character Psychic Power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3" office:value-type="string" calcext:value-type="string">
            <text:p>Ammunition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Chapter Skill Advance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 table:number-columns-repeated="5"/>
          <table:table-cell table:style-name="ce2" office:value-type="string" calcext:value-type="string">
            <text:p>Deathwatch Charac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kill Adv. Characteristic Prerequisite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2" office:value-type="string" calcext:value-type="string">
            <text:p>Psychic Pow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kill Group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 table:number-columns-repeated="5"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Requisi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ID Skill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Chapter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5"/>
          <table:table-cell table:style-name="ce2" office:value-type="string" calcext:value-type="string">
            <text:p>Characteristic Prerequisit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Reknown Title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Reknown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ID Group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ity Skill Advance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 table:number-columns-repeated="5"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Deathwatch Character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usable Ammunition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alent Group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office:value-type="string" calcext:value-type="string">
            <text:p>Solo Mode Abi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eknown minim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Weapon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ID Talent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Attack Pattern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Ammunition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ID Group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efensive Stance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2" office:value-type="string" calcext:value-type="string">
            <text:p>Space Marine / Deathwatch Skill Advances</text:p>
          </table:table-cell>
          <table:table-cell/>
          <table:table-cell table:style-name="ce6" office:value-type="string" calcext:value-type="string">
            <text:p>con</text:p>
          </table:table-cell>
          <table:table-cell/>
          <table:table-cell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Weapon Upgrades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Primarch's Curse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Armour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t Group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 table:number-columns-repeated="5"/>
          <table:table-cell table:style-name="ce2" office:value-type="string" calcext:value-type="string">
            <text:p>SM / DW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ID Trait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Chapter Characteristic Bonu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 table:number-columns-repeated="5"/>
          <table:table-cell office:value-type="string" calcext:value-type="string">
            <text:p>Weapon Ski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ID Group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Talent Advances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Ballistic Ski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equisi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7" office:value-type="string" calcext:value-type="string">
            <text:p>Characteristic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eknown Title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equisi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mplant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Bonu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Toughnes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Reknown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Agil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Weapon Class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Relic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Chapter Skill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Intelligen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Percep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Location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mplant Talent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2"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Chapter Talent Advance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office:value-type="string" calcext:value-type="string">
            <text:p>Will Pow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mpla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kill Maste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Fellowship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Damage Type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11" office:value-type="string" calcext:value-type="string">
            <text:p>Chapter FID</text:p>
          </table:table-cell>
          <table:table-cell table:style-name="ce11" office:value-type="string" calcext:value-type="string">
            <text:p>FID</text:p>
          </table:table-cell>
          <table:table-cell table:style-name="ce14" office:value-type="string" calcext:value-type="string">
            <text:p>NOT NULL</text:p>
          </table:table-cell>
          <table:table-cell/>
          <table:table-cell office:value-type="string" calcext:value-type="string">
            <text:p>Wound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Chapter Talent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 table:number-columns-repeated="5"/>
          <table:table-cell office:value-type="string" calcext:value-type="string">
            <text:p>Insan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Armour Protection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mplant Trait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ity Talent Advance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/>
          <table:table-cell office:value-type="string" calcext:value-type="string">
            <text:p>Fate Poin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Armou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mpla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orrup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Location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rai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eknow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Chapter Implants</text:p>
          </table:table-cell>
          <table:table-cell table:style-name="ce3"/>
          <table:table-cell table:style-name="ce6" office:value-type="string" calcext:value-type="string">
            <text:p>con</text:p>
          </table:table-cell>
          <table:table-cell table:number-columns-repeated="5"/>
          <table:table-cell office:value-type="string" calcext:value-type="string">
            <text:p>XP to sp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2" office:value-type="string" calcext:value-type="string">
            <text:p>Space Marine / Deathwatch Talent Advances</text:p>
          </table:table-cell>
          <table:table-cell/>
          <table:table-cell table:style-name="ce6" office:value-type="string" calcext:value-type="string">
            <text:p>con</text:p>
          </table:table-cell>
          <table:table-cell/>
          <table:table-cell office:value-type="string" calcext:value-type="string">
            <text:p>Total XP sp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3"/>
          <table:table-cell table:style-name="Default"/>
          <table:table-cell/>
          <table:table-cell table:style-name="ce1" office:value-type="string" calcext:value-type="string">
            <text:p>Chapterbound Weapon</text:p>
          </table:table-cell>
          <table:table-cell table:style-name="ce3"/>
          <table:table-cell table:style-name="ce16"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" office:value-type="string" calcext:value-type="string">
            <text:p>Impla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7"/>
          <table:table-cell table:style-name="Default"/>
          <table:table-cell/>
          <table:table-cell table:style-name="ce2" office:value-type="string" calcext:value-type="string">
            <text:p>Weapon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M / DW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table:style-name="Default"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ce12"/>
          <table:table-cell/>
          <table:table-cell table:style-name="Default"/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 style:data-style-name="N2" text:time-value="09:09:19.683573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2:31:42.067324105</meta:creation-date>
    <dc:date>2015-11-20T09:23:13.099347195</dc:date>
    <meta:editing-duration>PT8H10M48S</meta:editing-duration>
    <meta:editing-cycles>223</meta:editing-cycles>
    <meta:generator>LibreOffice/4.2.8.2$Linux_X86_64 LibreOffice_project/420m0$Build-2</meta:generator>
    <meta:document-statistic meta:table-count="1" meta:cell-count="888" meta:object-count="0"/>
  </office:meta>
</office:document-meta>
</file>